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5cm"/>
    </style:style>
    <style:style style:name="co2" style:family="table-column">
      <style:table-column-properties fo:break-before="auto" style:column-width="5.209cm"/>
    </style:style>
    <style:style style:name="co3" style:family="table-column">
      <style:table-column-properties fo:break-before="auto" style:column-width="6.999cm"/>
    </style:style>
    <style:style style:name="co4" style:family="table-column">
      <style:table-column-properties fo:break-before="auto" style:column-width="11.144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2.351cm"/>
    </style:style>
    <style:style style:name="co7" style:family="table-column">
      <style:table-column-properties fo:break-before="auto" style:column-width="1.792cm"/>
    </style:style>
    <style:style style:name="co8" style:family="table-column">
      <style:table-column-properties fo:break-before="auto" style:column-width="1.736cm"/>
    </style:style>
    <style:style style:name="co9" style:family="table-column">
      <style:table-column-properties fo:break-before="auto" style:column-width="2.155cm"/>
    </style:style>
    <style:style style:name="co10" style:family="table-column">
      <style:table-column-properties fo:break-before="auto" style:column-width="2.016cm"/>
    </style:style>
    <style:style style:name="co11" style:family="table-column">
      <style:table-column-properties fo:break-before="auto" style:column-width="2.325cm"/>
    </style:style>
    <style:style style:name="co12" style:family="table-column">
      <style:table-column-properties fo:break-before="auto" style:column-width="2.464cm"/>
    </style:style>
    <style:style style:name="co13" style:family="table-column">
      <style:table-column-properties fo:break-before="auto" style:column-width="1.931cm"/>
    </style:style>
    <style:style style:name="co14" style:family="table-column">
      <style:table-column-properties fo:break-before="auto" style:column-width="2.295cm"/>
    </style:style>
    <style:style style:name="co15" style:family="table-column">
      <style:table-column-properties fo:break-before="auto" style:column-width="1.707cm"/>
    </style:style>
    <style:style style:name="co16" style:family="table-column">
      <style:table-column-properties fo:break-before="auto" style:column-width="1.764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2.44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Tabela_20_I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fo:background-color="#afaba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" style:family="table-cell" style:parent-style-name="Default">
      <style:table-cell-properties fo:background-color="#d0cec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80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93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8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5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43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49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7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20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8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62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9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88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0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94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1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43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8pt" fo:font-weight="bold" style:text-underline-style="none" style:text-underline-color="font-color" style:text-line-through-type="none" fo:font-style="normal" style:text-outline="false" fo:text-shadow="none" style:text-position="33% 58%" style:font-size-asian="8pt" style:font-size-complex="8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a I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4" table:default-cell-style-name="ce2"/>
        <table:table-column table:style-name="co16" table:default-cell-style-name="ce2"/>
        <table:table-column table:style-name="co15" table:default-cell-style-name="ce2"/>
        <table:table-column table:style-name="co7" table:number-columns-repeated="46" table:default-cell-style-name="ce2"/>
        <table:table-column table:style-name="co7" table:number-columns-repeated="960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Matricula</text:p>
          </table:table-cell>
          <table:table-cell table:style-name="ce1" office:value-type="string" calcext:value-type="string" table:number-columns-spanned="1" table:number-rows-spanned="3">
            <text:p>Nome</text:p>
          </table:table-cell>
          <table:table-cell table:style-name="ce1" office:value-type="string" calcext:value-type="string" table:number-columns-spanned="1" table:number-rows-spanned="3">
            <text:p>Cargo</text:p>
          </table:table-cell>
          <table:table-cell table:style-name="ce1" office:value-type="string" calcext:value-type="string" table:number-columns-spanned="1" table:number-rows-spanned="3">
            <text:p>Lotação</text:p>
          </table:table-cell>
          <table:table-cell table:style-name="ce4" office:value-type="string" calcext:value-type="string" table:number-columns-spanned="9" table:number-rows-spanned="1">
            <text:p>RENDIMENTOS</text:p>
          </table:table-cell>
          <table:covered-table-cell table:number-columns-repeated="8" table:style-name="ce4"/>
          <table:table-cell table:style-name="ce4" office:value-type="string" calcext:value-type="string" table:number-columns-spanned="4" table:number-rows-spanned="1">
            <text:p>DESCONTOS</text:p>
          </table:table-cell>
          <table:covered-table-cell table:number-columns-repeated="3" table:style-name="ce4"/>
          <table:table-cell table:style-name="ce6" office:value-type="string" calcext:value-type="string" table:number-columns-spanned="1" table:number-rows-spanned="3">
            <office:annotation draw:style-name="gr1" draw:text-style-name="P2" svg:width="8.128cm" svg:height="1.005cm" svg:x="36.126cm" svg:y="0.053cm" draw:caption-point-x="17.198cm" draw:caption-point-y="-0.043cm">
              <dc:date>2019-09-19T00:00:00</dc:date>
              <text:p text:style-name="P1"><text:span text:style-name="T1">14 Rendimento líquido após os descontos referidos nos itens anteriores.</text:span></text:p>
            </office:annotation>
            <text:p>Rendimento Líquido Total<text:span text:style-name="T2">14</text:span></text:p>
          </table:table-cell>
          <table:table-cell table:number-columns-repeated="1006"/>
        </table:table-row>
        <table:table-row table:style-name="ro1">
          <table:covered-table-cell table:number-columns-repeated="4" table:style-name="ce1"/>
          <table:table-cell table:style-name="ce6" office:value-type="string" calcext:value-type="string" table:number-columns-spanned="2" table:number-rows-spanned="1">
            <text:p>Remuneração Básica</text:p>
          </table:table-cell>
          <table:covered-table-cell table:style-name="ce6"/>
          <table:table-cell table:style-name="ce6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 table:style-name="ce6"/>
          <table:table-cell table:style-name="ce6" office:value-type="string" calcext:value-type="string" table:number-columns-spanned="1" table:number-rows-spanned="2">
            <office:annotation draw:style-name="gr2" draw:text-style-name="P2" svg:width="8.497cm" svg:height="1.137cm" svg:x="21.707cm" svg:y="0.132cm" draw:caption-point-x="17.453cm" draw:caption-point-y="0.274cm">
              <dc:date>2019-09-19T00:00:00</dc:date>
              <text:p text:style-name="P1"><text:span text:style-name="T1">7 Valor total (somatório) das remunerações temporárias ou eventuais discriminadas na Tabela III.</text:span></text:p>
            </office:annotation>
            <text:p>OUTRAS REMUNERAÇÕES TEMPORÁRIAS<text:span text:style-name="T2">7</text:span></text:p>
          </table:table-cell>
          <table:table-cell table:style-name="ce6" office:value-type="string" calcext:value-type="string" table:number-columns-spanned="1" table:number-rows-spanned="2">
            <office:annotation draw:style-name="gr3" draw:text-style-name="P2" svg:width="8.691cm" svg:height="1.031cm" svg:x="24.089cm" svg:y="0.132cm" draw:caption-point-x="17.535cm" draw:caption-point-y="0.274cm">
              <dc:date>2019-09-19T00:00:00</dc:date>
              <text:p text:style-name="P1"><text:span text:style-name="T1">8 Valor total (somatório) das verbas indenizatórias discriminadas na Tabela III.</text:span></text:p>
            </office:annotation>
            <text:p>VERBAS INDENIZATÓRIAS<text:span text:style-name="T2">8</text:span></text:p>
          </table:table-cell>
          <table:table-cell table:style-name="ce6" office:value-type="string" calcext:value-type="string" table:number-columns-spanned="1" table:number-rows-spanned="2">
            <office:annotation draw:style-name="gr4" draw:text-style-name="P2" svg:width="8.079cm" svg:height="0.74cm" svg:x="26.527cm" svg:y="0.132cm" draw:caption-point-x="17.029cm" draw:caption-point-y="0.274cm">
              <dc:date>2019-09-19T00:00:00</dc:date>
              <text:p text:style-name="P1"><text:span text:style-name="T1">9 Total dos rendimentos brutos pagos no mês.</text:span></text:p>
            </office:annotation>
            <text:p>Total de Rendimentos Brutos<text:span text:style-name="T2">9</text:span></text:p>
          </table:table-cell>
          <table:table-cell table:style-name="ce6" office:value-type="string" calcext:value-type="string" table:number-columns-spanned="3" table:number-rows-spanned="1">
            <text:p>Obrigatórios Legais</text:p>
          </table:table-cell>
          <table:covered-table-cell table:number-columns-repeated="2" table:style-name="ce6"/>
          <table:table-cell table:style-name="ce6" office:value-type="string" calcext:value-type="string" table:number-columns-spanned="1" table:number-rows-spanned="2">
            <office:annotation draw:style-name="gr5" draw:text-style-name="P2" svg:width="6.575cm" svg:height="0.634cm" svg:x="34.315cm" svg:y="0.132cm" draw:caption-point-x="17.302cm" draw:caption-point-y="0.274cm">
              <dc:date>2019-09-19T00:00:00</dc:date>
              <text:p text:style-name="P1"><text:span text:style-name="T1">13 Total dos Descontos efetuados no mês.</text:span></text:p>
            </office:annotation>
            <text:p>Total de Descontos<text:span text:style-name="T2">13</text:span></text:p>
          </table:table-cell>
          <table:covered-table-cell table:style-name="ce6"/>
          <table:table-cell table:number-columns-repeated="1006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>
            <office:annotation draw:style-name="gr6" draw:text-style-name="P2" svg:width="6.471cm" svg:height="1.694cm" svg:x="9.415cm" svg:y="0.528cm" draw:caption-point-x="17.37cm" draw:caption-point-y="0.275cm">
              <dc:date>2019-09-19T00:00:00</dc:date>
              <text:p text:style-name="P1"><text:span text:style-name="T1">1 Remuneração do cargo efetivo - Vencimento, GAMPU, V.P.I., Adicionais de Qualificação, G.A.E. e G.A.S., além de outras desta natureza.</text:span></text:p>
            </office:annotation>
            <text:p>Remuneração Cargo Efetivo<text:span text:style-name="T2">1</text:span></text:p>
          </table:table-cell>
          <table:table-cell table:style-name="ce1" office:value-type="string" calcext:value-type="string">
            <office:annotation draw:style-name="gr7" draw:text-style-name="P2" svg:width="8.032cm" svg:height="1.403cm" svg:x="11.611cm" svg:y="0.528cm" draw:caption-point-x="17.525cm" draw:caption-point-y="0.275cm">
              <dc:date>2019-09-19T00:00:00</dc:date>
              <text:p text:style-name="P1"><text:span text:style-name="T1">2 V.P.N.I., Adicional por tempo de serviço, quintos, décimos e vantagens decorrentes de sentença judicial ou extensão administrativa.</text:span></text:p>
            </office:annotation>
            <text:p>Outras Verbas Remuneratórias, Legais ou Judiciais<text:span text:style-name="T2">2</text:span></text:p>
          </table:table-cell>
          <table:table-cell table:style-name="ce1" office:value-type="string" calcext:value-type="string">
            <office:annotation draw:style-name="gr8" draw:text-style-name="P2" svg:width="7.648cm" svg:height="1.826cm" svg:x="13.689cm" svg:y="0.528cm" draw:caption-point-x="17.239cm" draw:caption-point-y="0.275cm">
              <dc:date>2019-09-19T00:00:00</dc:date>
              <text:p text:style-name="P1"><text:span text:style-name="T1">3 Rubricas que representam a retribuição paga pelo exercício de função (servidor efetivo) ou remuneração de cargo em comissão (servidor sem vínculo ou requisitado).</text:span></text:p>
            </office:annotation>
            <text:p>Função de Confiança ou Cargo em Comissão<text:span text:style-name="T2">3</text:span></text:p>
          </table:table-cell>
          <table:table-cell table:style-name="ce1" office:value-type="string" calcext:value-type="string">
            <office:annotation draw:style-name="gr7" draw:text-style-name="P2" svg:width="7.648cm" svg:height="1.403cm" svg:x="15.383cm" svg:y="0.528cm" draw:caption-point-x="17.281cm" draw:caption-point-y="0.275cm">
              <dc:date>2019-09-19T00:00:00</dc:date>
              <text:p text:style-name="P1"><text:span text:style-name="T1">4 Parcelas da Gratificação Natalina (13º) pagas no mês corrente, ou no caso de vacância ou exoneração do servidor.</text:span></text:p>
            </office:annotation>
            <text:p>Gratificação Natalina<text:span text:style-name="T2">4</text:span></text:p>
          </table:table-cell>
          <table:table-cell table:style-name="ce1" office:value-type="string" calcext:value-type="string">
            <office:annotation draw:style-name="gr9" draw:text-style-name="P2" svg:width="8.26cm" svg:height="1.085cm" svg:x="17.394cm" svg:y="0.528cm" draw:caption-point-x="17.425cm" draw:caption-point-y="0.275cm">
              <dc:date>2019-09-19T00:00:00</dc:date>
              <text:p text:style-name="P1"><text:span text:style-name="T1">5 Adicional correspondente a 1/3 (um terço) da remuneração, pago ao servidor por ocasião das férias.</text:span></text:p>
            </office:annotation>
            <text:p>Férias (1/3 Constiticional)<text:span text:style-name="T2">5</text:span></text:p>
          </table:table-cell>
          <table:table-cell table:style-name="ce1" office:value-type="string" calcext:value-type="string">
            <office:annotation draw:style-name="gr10" draw:text-style-name="P2" svg:width="8.369cm" svg:height="2.144cm" svg:x="19.405cm" svg:y="0.528cm" draw:caption-point-x="17.43cm" draw:caption-point-y="0.275cm">
              <dc:date>2019-09-19T00:00:00</dc:date>
              <text:p text:style-name="P1"><text:span text:style-name="T1">6 Valor equivalente ao da contribuição previdenciária, devido ao funcionário público que esteja em condição de aposentar-se, mas que optou por continuar em atividade (instituído pela Emenda Constitucional nº 41, de 16 de dezembro de 2003).</text:span></text:p>
            </office:annotation>
            <text:p>Abono de Permanência<text:span text:style-name="T2">6</text:span></text:p>
          </table:table-cell>
          <table:covered-table-cell table:number-columns-repeated="3" table:style-name="ce6"/>
          <table:table-cell table:style-name="ce1" office:value-type="string" calcext:value-type="string">
            <office:annotation draw:style-name="gr7" draw:text-style-name="P2" svg:width="8.198cm" svg:height="1.403cm" svg:x="28.886cm" svg:y="0.528cm" draw:caption-point-x="16.965cm" draw:caption-point-y="0.275cm">
              <dc:date>2019-09-19T00:00:00</dc:date>
              <text:p text:style-name="P1"><text:span text:style-name="T1">10 Contribuição Previdenciária Oficial (Plano de Seguridade Social do Servidor Público e Regime Geral de Previdência Social).</text:span></text:p>
            </office:annotation>
            <text:p>Contribuição Previdenciária<text:span text:style-name="T2">10</text:span></text:p>
          </table:table-cell>
          <table:table-cell table:style-name="ce1" office:value-type="string" calcext:value-type="string">
            <office:annotation draw:style-name="gr11" draw:text-style-name="P2" svg:width="5.048cm" svg:height="0.635cm" svg:x="30.231cm" svg:y="0.528cm" draw:caption-point-x="17.327cm" draw:caption-point-y="0.275cm">
              <dc:date>2019-09-19T00:00:00</dc:date>
              <text:p text:style-name="P1"><text:span text:style-name="T1">11 Imposto de Renda na Fonte.</text:span></text:p>
            </office:annotation>
            <text:p>Imposto de Renda<text:span text:style-name="T2">11</text:span></text:p>
          </table:table-cell>
          <table:table-cell table:style-name="ce1" office:value-type="string" calcext:value-type="string">
            <office:annotation draw:style-name="gr7" draw:text-style-name="P2" svg:width="8.1cm" svg:height="1.403cm" svg:x="32.526cm" svg:y="0.528cm" draw:caption-point-x="17.327cm" draw:caption-point-y="0.275cm">
              <dc:date>2019-09-19T00:00:00</dc:date>
              <text:p text:style-name="P1"><text:span text:style-name="T1">12 Valor deduzido da remuneração básica bruta, quando esta ultrapassa o teto constitucional, nos termos da legislação correspondente.</text:span></text:p>
            </office:annotation>
            <text:p>Retenção por Teto Constitucional<text:span text:style-name="T2">12</text:span></text:p>
          </table:table-cell>
          <table:covered-table-cell table:number-columns-repeated="2" table:style-name="ce6"/>
          <table:table-cell table:number-columns-repeated="1006"/>
        </table:table-row>
        <table:table-row table:style-name="ro3">
          <table:table-cell office:value-type="float" office:value="3725" calcext:value-type="float">
            <text:p>3725</text:p>
          </table:table-cell>
          <table:table-cell office:value-type="string" calcext:value-type="string">
            <text:p>ABNER CASTORIN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BERNARDO DO CAMPO</text:p>
          </table:table-cell>
          <table:table-cell table:style-name="ce5" office:value-type="float" office:value="33689.1" calcext:value-type="float">
            <text:p><text:s/>33.689,10 </text:p>
          </table:table-cell>
          <table:table-cell table:number-columns-repeated="5" table:style-name="ce5" office:value-type="float" office:value="0" calcext:value-type="float">
            <text:p><text:s/>- </text:p>
          </table:table-cell>
          <table:table-cell table:style-name="ce5" office:value-type="float" office:value="5604.22" calcext:value-type="float">
            <text:p><text:s/>5.604,22 </text:p>
          </table:table-cell>
          <table:table-cell table:style-name="ce5" office:value-type="float" office:value="920" calcext:value-type="float">
            <text:p><text:s/>920,00 </text:p>
          </table:table-cell>
          <table:table-cell table:style-name="ce5" office:value-type="float" office:value="40213.32" calcext:value-type="float">
            <text:p><text:s/>40.213,32 </text:p>
          </table:table-cell>
          <table:table-cell table:style-name="ce5" office:value-type="float" office:value="3705.8" calcext:value-type="float">
            <text:p><text:s/>3.705,80 </text:p>
          </table:table-cell>
          <table:table-cell table:style-name="ce5" office:value-type="float" office:value="8917.2" calcext:value-type="float">
            <text:p><text:s/>8.917,20 </text:p>
          </table:table-cell>
          <table:table-cell table:style-name="ce5" office:value-type="float" office:value="0" calcext:value-type="float">
            <text:p><text:s/>- </text:p>
          </table:table-cell>
          <table:table-cell table:style-name="ce5" office:value-type="float" office:value="12623" calcext:value-type="float">
            <text:p><text:s/>12.623,00 </text:p>
          </table:table-cell>
          <table:table-cell table:style-name="ce5" office:value-type="float" office:value="27590.32" calcext:value-type="float">
            <text:p><text:s/>27.590,32 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ata da última atualização: 02/08/201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 Remuneração do cargo efetivo - Vencimento, GAMPU, V.P.I., Adicionais de Qualificação, G.A.E. e G.A.S., além de outras desta natureza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2 V.P.N.I., Adicional por tempo de serviço, quintos, décimos e vantagens decorrentes de sentença judicial ou extensão administrativa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3 Rubricas que representam a retribuição paga pelo exercício de função (servidor efetivo) ou remuneração de cargo em comissão (servidor sem vínculo ou requisitado)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4 Parcelas da Gratificação Natalina (13º) pagas no mês corrente, ou no caso de vacância ou exoneração do servidor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5 Adicional correspondente a 1/3 (um terço) da remuneração, pago ao servidor por ocasião das féria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6 Valor equivalente ao da contribuição previdenciária, devido ao funcionário público que esteja em condição de aposentar-se, mas que optou por continuar em atividade (instituído pela Emenda Constitucional nº 41, de 16 de dezembro de 2003)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7 Valor total (somatório) das remunerações temporárias ou eventuais discriminadas na Tabela III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8 Valor total (somatório) das verbas indenizatórias discriminadas na Tabela III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9 Total dos rendimentos brutos pagos no mê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0 Contribuição Previdenciária Oficial (Plano de Seguridade Social do Servidor Público e Regime Geral de Previdência Social)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1 Imposto de Renda na Fonte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2 Valor deduzido da remuneração básica bruta, quando esta ultrapassa o teto constitucional, nos termos da legislação correspondente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3 Total dos Descontos efetuados no mê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4 Rendimento líquido após os descontos referidos nos itens anteriores.</text:p>
          </table:table-cell>
          <table:table-cell table:number-columns-repeated="1023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'Tabela I'.$A$1" table:cell-range-address="$'Tabela I'.$A$3:.$W$19"/>
        </table:named-expressions>
      </table:table>
      <table:named-expressions/>
      <table:database-ranges>
        <table:database-range table:name="__Anonymous_Sheet_DB__0" table:target-range-address="'Tabela I'.A3:'Tabela I'.W19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/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/00/0000</text:date>, <text:time style:data-style-name="N2" text:time-value="15:25:22.38125308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Tabela_20_I" style:display-name="PageStyle_Tabela 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uilherme Nunes</meta:initial-creator>
    <meta:creation-date>2019-09-19T15:35:13</meta:creation-date>
    <dc:date>2021-02-03T15:25:53.387292399</dc:date>
    <meta:generator>LibreOffice/6.4.4.2$Linux_X86_64 LibreOffice_project/40$Build-2</meta:generator>
    <meta:editing-duration>PT1M32S</meta:editing-duration>
    <meta:editing-cycles>2</meta:editing-cycles>
    <meta:document-statistic meta:table-count="1" meta:cell-count="5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